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ace" officeooo:paragraph-rsid="00077ace"/>
    </style:style>
    <style:style style:name="P2" style:family="paragraph" style:parent-style-name="Heading_20_1" style:list-style-name=""/>
    <style:style style:name="P3" style:family="paragraph" style:parent-style-name="Heading_20_1">
      <style:text-properties officeooo:rsid="00077ace" officeooo:paragraph-rsid="00077ace"/>
    </style:style>
    <style:style style:name="P4" style:family="paragraph" style:parent-style-name="Heading_20_1">
      <style:paragraph-properties fo:break-before="page"/>
      <style:text-properties fo:font-size="18.2000007629395pt" officeooo:rsid="000667c4" officeooo:paragraph-rsid="000667c4" style:font-size-asian="18.2000007629395pt" style:font-size-complex="18.2000007629395pt" loext:shadow="none"/>
    </style:style>
    <style:style style:name="P5" style:family="paragraph" style:parent-style-name="Title">
      <style:text-properties officeooo:rsid="000667c4" officeooo:paragraph-rsid="000667c4"/>
    </style:style>
    <style:style style:name="T1" style:family="text">
      <style:text-properties officeooo:rsid="0007b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drachtsrapportage</text:p>
      <text:h text:style-name="P2" text:outline-level="1"/>
      <text:h text:style-name="P4" text:outline-level="1">1. Weerstation meet iedere vijf seconden de temperatuur</text:h>
      <text:p text:style-name="P1">Elke vijf seconden word de temperatuur opgeslagen in de circulaire buffer. Wij hebben hiervoor een software timer gebruikt. Dit hebben wij gedaan, omdat de arduino naast de software timer ook nog andere taken kan uitvoeren.</text:p>
      <text:h text:style-name="P3" text:outline-level="1">2. Weerstation beschikt over een testknop</text:h>
      <text:p text:style-name="P1">Het weerstatoin beschikt <text:span text:style-name="T1">over een testknop waarmee de hardware kan worden getest. Deze testknop maakt gebruik van een software timer. Dit doen wij om de ledjes een keer te laten knipperen, zodat dit goed waarneembaar is. Hierna printen wij een keer de waarden van de temperatuursensor en lichtsensor in de seriele po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1:02:55.607608467</meta:creation-date>
    <dc:date>2018-10-11T11:30:34.851463904</dc:date>
    <meta:editing-duration>PT7M18S</meta:editing-duration>
    <meta:editing-cycles>1</meta:editing-cycles>
    <meta:document-statistic meta:table-count="0" meta:image-count="0" meta:object-count="0" meta:page-count="2" meta:paragraph-count="5" meta:word-count="102" meta:character-count="660" meta:non-whitespace-character-count="563"/>
    <meta:generator>LibreOffice/6.0.6.2$Linux_X86_64 LibreOffice_project/00m0$Build-2</meta:generator>
  </office:meta>
</office:document-meta>
</file>